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2f36bd" officeooo:paragraph-rsid="002f36bd" style:font-weight-asian="bold" style:font-weight-complex="bold"/>
    </style:style>
    <style:style style:name="P2" style:family="paragraph" style:parent-style-name="Preformatted_20_Text">
      <style:paragraph-properties fo:line-height="100%"/>
      <style:text-properties style:font-name="Calibri" fo:font-size="16pt" fo:language="en" fo:country="US" style:text-underline-style="solid" style:text-underline-width="auto" style:text-underline-color="font-color" fo:font-weight="bold" officeooo:rsid="00193f3b" officeooo:paragraph-rsid="00193f3b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margin-top="0cm" fo:margin-bottom="0cm" loext:contextual-spacing="false" fo:line-height="100%"/>
      <style:text-properties style:font-name="Calibri" fo:font-size="16pt" fo:language="en" fo:country="US" style:text-underline-style="solid" style:text-underline-width="auto" style:text-underline-color="font-color" fo:font-weight="bold" officeooo:rsid="002974c4" officeooo:paragraph-rsid="002974c4" style:font-size-asian="16pt" style:font-weight-asian="bold" style:font-size-complex="16pt" style:font-weight-complex="bold"/>
    </style:style>
    <style:style style:name="P4" style:family="paragraph" style:parent-style-name="Preformatted_20_Text">
      <style:paragraph-properties fo:line-height="100%"/>
      <style:text-properties style:font-name="Calibri" fo:font-size="16pt" fo:language="en" fo:country="US" style:text-underline-style="none" fo:font-weight="bold" officeooo:rsid="00193f3b" officeooo:paragraph-rsid="00193f3b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line-height="100%" fo:text-align="justify" style:justify-single-word="false"/>
      <style:text-properties style:font-name="Calibri" fo:font-size="12pt" fo:language="en" fo:country="US" fo:font-weight="normal" officeooo:rsid="00309059" officeooo:paragraph-rsid="00309059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line-height="100%"/>
      <style:text-properties style:font-name="Calibri" fo:font-size="12pt" fo:language="en" fo:country="US" style:font-size-asian="12pt" style:font-size-complex="12pt"/>
    </style:style>
    <style:style style:name="P7" style:family="paragraph" style:parent-style-name="Preformatted_20_Text">
      <style:paragraph-properties fo:line-height="100%"/>
      <style:text-properties style:font-name="Calibri" fo:font-size="12pt" fo:language="en" fo:country="US" officeooo:paragraph-rsid="00328bbe" style:font-size-asian="12pt" style:font-size-complex="12pt"/>
    </style:style>
    <style:style style:name="P8" style:family="paragraph" style:parent-style-name="Preformatted_20_Text">
      <style:paragraph-properties fo:line-height="100%"/>
      <style:text-properties style:font-name="Calibri" fo:font-size="12pt" fo:language="en" fo:country="US" officeooo:paragraph-rsid="0033a72c" style:font-size-asian="12pt" style:font-size-complex="12pt"/>
    </style:style>
    <style:style style:name="P9" style:family="paragraph" style:parent-style-name="Preformatted_20_Text">
      <style:paragraph-properties fo:line-height="100%"/>
      <style:text-properties style:font-name="Calibri" fo:font-size="12pt" fo:language="en" fo:country="US" officeooo:rsid="00193f3b" officeooo:paragraph-rsid="00193f3b" style:font-size-asian="12pt" style:font-size-complex="12pt"/>
    </style:style>
    <style:style style:name="P10" style:family="paragraph" style:parent-style-name="Preformatted_20_Text">
      <style:paragraph-properties fo:margin-top="0cm" fo:margin-bottom="0cm" loext:contextual-spacing="false" fo:line-height="100%"/>
      <style:text-properties style:font-name="Calibri" fo:font-size="16pt" fo:language="en" fo:country="US" style:text-underline-style="none" fo:font-weight="bold" officeooo:rsid="001b389d" officeooo:paragraph-rsid="001b389d" style:font-size-asian="16pt" style:font-weight-asian="bold" style:font-size-complex="16pt" style:font-weight-complex="bold"/>
    </style:style>
    <style:style style:name="P11" style:family="paragraph" style:parent-style-name="Preformatted_20_Text">
      <style:paragraph-properties fo:margin-top="0cm" fo:margin-bottom="0.499cm" loext:contextual-spacing="false" fo:line-height="100%"/>
      <style:text-properties style:font-name="Calibri" fo:font-size="12pt" officeooo:rsid="002c2c25" officeooo:paragraph-rsid="002974c4" style:font-size-asian="12pt" style:font-size-complex="12pt"/>
    </style:style>
    <style:style style:name="P12" style:family="paragraph" style:parent-style-name="Preformatted_20_Text">
      <style:paragraph-properties fo:margin-top="0cm" fo:margin-bottom="0.499cm" loext:contextual-spacing="false" fo:line-height="100%"/>
      <style:text-properties style:font-name="Calibri" fo:font-size="16pt" fo:language="en" fo:country="US" style:text-underline-style="none" fo:font-weight="bold" officeooo:rsid="002974c4" officeooo:paragraph-rsid="002974c4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margin-top="0.503cm" fo:margin-bottom="0.503cm" loext:contextual-spacing="false" fo:line-height="100%" fo:text-align="center" style:justify-single-word="false"/>
      <style:text-properties style:font-name="Calibri" fo:font-size="24pt" fo:language="en" fo:country="US" style:text-underline-style="none" fo:font-weight="bold" officeooo:rsid="002a8c36" officeooo:paragraph-rsid="002a8c36" style:font-size-asian="24pt" style:font-weight-asian="bold" style:font-size-complex="24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officeooo:rsid="0023e44c" style:font-weight-asian="normal" style:font-weight-complex="normal"/>
    </style:style>
    <style:style style:name="T3" style:family="text">
      <style:text-properties officeooo:rsid="002d6d2d"/>
    </style:style>
    <style:style style:name="T4" style:family="text">
      <style:text-properties officeooo:rsid="00309059"/>
    </style:style>
    <style:style style:name="T5" style:family="text">
      <style:text-properties officeooo:rsid="00328bbe"/>
    </style:style>
    <style:style style:name="T6" style:family="text">
      <style:text-properties officeooo:rsid="0033a72c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3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style:num-prefix="Step " style:num-suffix="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ssignment No.: <text:span text:style-name="T4">6</text:span></text:p>
      <text:p text:style-name="P2"/>
      <text:p text:style-name="P4">Problem Statement:</text:p>
      <text:p text:style-name="P5"/>
      <text:p text:style-name="P5">Write a shell script to sort a array of numbers using bubble sort.</text:p>
      <text:p text:style-name="P9"/>
      <text:p text:style-name="P10">Algorithm:</text:p>
      <text:p text:style-name="P7"/>
      <text:p text:style-name="P7">Print <text:s/>"Enter the size of the array: "</text:p>
      <text:p text:style-name="P7">Read size</text:p>
      <text:p text:style-name="P7"><text:span text:style-name="T5">Set </text:span>i=0</text:p>
      <text:p text:style-name="P7">Print "Enter the elements of the array:"</text:p>
      <text:p text:style-name="P8"><text:span text:style-name="T5">W</text:span>hile ( i <text:span text:style-name="T6">&lt;</text:span> size <text:span text:style-name="T6">)</text:span></text:p>
      <text:p text:style-name="P7"><text:tab/>Read arr[i]</text:p>
      <text:p text:style-name="P7"><text:tab/><text:span text:style-name="T6">Set </text:span>i=i + 1</text:p>
      <text:p text:style-name="P7">End While</text:p>
      <text:p text:style-name="P7"><text:span text:style-name="T6">Set </text:span>i=0</text:p>
      <text:p text:style-name="P8"><text:span text:style-name="T5">W</text:span>hile ( i &lt; size )</text:p>
      <text:p text:style-name="P8"><text:tab/><text:span text:style-name="T6">Print </text:span>arr[i]</text:p>
      <text:p text:style-name="P7"><text:tab/><text:span text:style-name="T6">Set </text:span>i= i + 1</text:p>
      <text:p text:style-name="P7">End While</text:p>
      <text:p text:style-name="P8"><text:span text:style-name="T5">W</text:span>hile ( i &lt; size )</text:p>
      <text:p text:style-name="P7"><text:tab/><text:span text:style-name="T6">Set </text:span>n= size - i</text:p>
      <text:p text:style-name="P7"><text:tab/><text:span text:style-name="T6">Set </text:span>j=0</text:p>
      <text:p text:style-name="P8"><text:tab/><text:span text:style-name="T5">W</text:span>hile ( j <text:span text:style-name="T6">&lt;</text:span> n )</text:p>
      <text:p text:style-name="P7"><text:tab/><text:tab/><text:span text:style-name="T6">Set </text:span>next=<text:span text:style-name="T6">j+1</text:span></text:p>
      <text:p text:style-name="P7"><text:tab/> <text:s text:c="6"/><text:tab/>If ( arr[j] <text:span text:style-name="T6">&gt;</text:span> arr[next] ) then</text:p>
      <text:p text:style-name="P7"><text:tab/><text:tab/><text:tab/><text:span text:style-name="T6">Set </text:span>t=arr[next]</text:p>
      <text:p text:style-name="P8"><text:tab/> <text:tab/><text:tab/><text:span text:style-name="T6">Set </text:span>arr[next]=arr[j]</text:p>
      <text:p text:style-name="P8"><text:tab/><text:tab/><text:tab/><text:span text:style-name="T6">Set </text:span>arr[j]=t</text:p>
      <text:p text:style-name="P7"><text:tab/><text:tab/>End If</text:p>
      <text:p text:style-name="P8"><text:tab/><text:tab/><text:span text:style-name="T6">Set </text:span>j= j + 1</text:p>
      <text:p text:style-name="P7"><text:tab/>End While</text:p>
      <text:p text:style-name="P8"><text:tab/><text:span text:style-name="T6">Set </text:span>i= i + 1</text:p>
      <text:p text:style-name="P7">End While</text:p>
      <text:p text:style-name="P8"><text:span text:style-name="T5">W</text:span>hile ( i &lt; size )</text:p>
      <text:p text:style-name="P8"><text:tab/><text:span text:style-name="T6">Print</text:span> arr[i]</text:p>
      <text:p text:style-name="P8"><text:tab/><text:span text:style-name="T6">Set </text:span>i= i + 1</text:p>
      <text:p text:style-name="P8"><text:span text:style-name="Source_20_Text"><text:span text:style-name="T2">End While</text:span></text:span></text:p>
      <text:p text:style-name="P8"><text:span text:style-name="Source_20_Text"><text:span text:style-name="T2"/></text:span></text:p>
      <text:p text:style-name="P4">Source <text:span text:style-name="T3">Code</text:span>:</text:p>
      <text:p text:style-name="P6"/>
      <text:p text:style-name="P6">echo -n "Enter the size of the array: "</text:p>
      <text:p text:style-name="P6">read size</text:p>
      <text:p text:style-name="P6">i=0</text:p>
      <text:p text:style-name="P6">echo "Enter the elements of the array:"</text:p>
      <text:p text:style-name="P6"><text:soft-page-break/>while [ $i -lt $size ];do</text:p>
      <text:p text:style-name="P6"><text:tab/>read arr[$i]</text:p>
      <text:p text:style-name="P6"><text:tab/>i=`expr $i + 1`</text:p>
      <text:p text:style-name="P6">done</text:p>
      <text:p text:style-name="P6">i=0</text:p>
      <text:p text:style-name="P6">echo ${arr[@]}</text:p>
      <text:p text:style-name="P6">while [ $i -lt $size ];do</text:p>
      <text:p text:style-name="P6"><text:tab/>n=`expr $size - $i`</text:p>
      <text:p text:style-name="P6"><text:tab/>j=0</text:p>
      <text:p text:style-name="P6"><text:tab/>while [ $j -lt $n ];do</text:p>
      <text:p text:style-name="P6"><text:tab/><text:tab/>next=`echo "$j+1"|bc`</text:p>
      <text:p text:style-name="P6"><text:tab/> <text:s text:c="6"/><text:tab/>if [ ${arr[$j]} -gt ${arr[$next]} ];then</text:p>
      <text:p text:style-name="P6"><text:tab/><text:tab/><text:tab/>t=${arr[$next]}</text:p>
      <text:p text:style-name="P6"><text:tab/> <text:tab/><text:tab/>arr[$next]=${arr[$j]}</text:p>
      <text:p text:style-name="P6"><text:tab/><text:tab/><text:tab/>arr[$j]=$t</text:p>
      <text:p text:style-name="P6"><text:tab/><text:tab/>fi</text:p>
      <text:p text:style-name="P6"><text:tab/><text:tab/>j=`expr $j + 1`</text:p>
      <text:p text:style-name="P6"><text:tab/>done</text:p>
      <text:p text:style-name="P6"><text:tab/>i=`expr $i + 1`</text:p>
      <text:p text:style-name="P6">done</text:p>
      <text:p text:style-name="P6">echo ${arr[@]}</text:p>
      <text:p text:style-name="P3"/>
      <text:p text:style-name="P12">Input &amp; Output:</text:p>
      <text:p text:style-name="P11">Enter the size of the array: 5</text:p>
      <text:p text:style-name="P11">Enter the elements of the array:</text:p>
      <text:p text:style-name="P11">12</text:p>
      <text:p text:style-name="P11">84</text:p>
      <text:p text:style-name="P11">65</text:p>
      <text:p text:style-name="P11">31</text:p>
      <text:p text:style-name="P11">10</text:p>
      <text:p text:style-name="P11">12 84 65 31 10</text:p>
      <text:p text:style-name="P11">bubsort.sh: line 17: [: 84: unary operator expected</text:p>
      <text:p text:style-name="P11">10 12 31 65 8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2f36bd" officeooo:paragraph-rsid="002f36bd" style:font-weight-asian="bold" style:font-weight-complex="bold"/>
    </style:style>
    <style:style style:name="MT1" style:family="text">
      <style:text-properties style:font-name="Calibri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ate:</text:span> <text:s text:c="18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43:28.588378349</meta:creation-date>
    <dc:date>2019-02-19T11:28:48.998740597</dc:date>
    <meta:editing-duration>PT14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3" meta:word-count="252" meta:character-count="1218" meta:non-whitespace-character-count="951"/>
  </office:meta>
</office:document-meta>
</file>